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ConditionHolderTests.compareIncompat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ConditionHolderTests.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ConditionHolderTests.combineIncompat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ConditionHolderTests.comb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ConditionHolderTests.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ConditionHolderTests.comp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ConditionHolderTests.compare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ConditionHolderTests.combine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ConditionHolderTests.match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